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otation-angle="60"/>
    </style:style>
    <style:style style:name="ce4" style:family="table-cell" style:parent-style-name="Default" style:data-style-name="N0">
      <style:table-cell-properties style:vertical-align="automatic" style:rotation-angle="60"/>
    </style:style>
    <style:style style:name="ce5" style:family="table-cell" style:parent-style-name="Dziesi_281_tny" style:data-style-name="N35">
      <style:table-cell-properties fo:border="thin solid #000000"/>
      <style:text-properties style:font-name="Liberation Sans" style:font-name-asian="Liberation Sans" style:font-name-complex="Liberation Sans"/>
    </style:style>
    <style:style style:name="ce6" style:family="table-cell" style:parent-style-name="Dziesi_281_tny" style:data-style-name="N17">
      <style:table-cell-properties fo:border="thin solid #000000"/>
      <style:text-properties style:font-name="Liberation Sans" style:font-name-asian="Liberation Sans" style:font-name-complex="Liberation Sans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Kom_243_rka_32_zaznaczona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Kom_243_rka_32_zaznaczona" style:data-style-name="N35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ziesi_281_tny" style:data-style-name="N35">
      <style:table-cell-properties fo:border-top="none" fo:border-bottom="none" fo:border-left="thin solid #000000" fo:border-right="thin solid #000000" fo:background-color="transparent"/>
      <style:text-properties style:font-name="Liberation Sans" style:font-name-asian="Liberation Sans" style:font-name-complex="Liberation Sans"/>
    </style:style>
    <style:style style:name="ce11" style:family="table-cell" style:parent-style-name="Neutralny" style:data-style-name="N0">
      <style:table-cell-properties fo:border="thin double #3F3F3F" fo:background-color="#FFEB9C"/>
      <style:text-properties fo:color="#9C6500" style:font-name="Calibri" style:font-name-asian="Calibri" style:font-name-complex="Calibri" style:font-family-generic="swiss"/>
    </style:style>
    <style:style style:name="ce12" style:family="table-cell" style:parent-style-name="Neutralny" style:data-style-name="N35">
      <style:table-cell-properties fo:border="thin double #3F3F3F" fo:background-color="#FFEB9C"/>
      <style:text-properties fo:color="#9C65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style:rotation-angle="6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otation-angle="60"/>
    </style:style>
    <style:style style:name="ce18" style:family="table-cell" style:parent-style-name="Dziesi_281_tny" style:data-style-name="N35">
      <style:table-cell-properties fo:border="th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35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5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5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3" table:number-columns-repeated="16364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szybkosc</text:p>
          </table:table-cell>
          <table:table-cell office:value-type="string" table:style-name="ce3">
            <text:p>wyglad</text:p>
          </table:table-cell>
          <table:table-cell office:value-type="string" table:style-name="ce3">
            <text:p>funkcjonalnosc</text:p>
          </table:table-cell>
          <table:table-cell office:value-type="string" table:style-name="ce3">
            <text:p>dodatki</text:p>
          </table:table-cell>
          <table:table-cell office:value-type="string" table:style-name="ce3">
            <text:p>bezpieczenstwo</text:p>
          </table:table-cell>
          <table:table-cell office:value-type="string" table:style-name="ce3">
            <text:p>waga</text:p>
          </table:table-cell>
          <table:table-cell table:number-columns-repeated="2" table:style-name="ce4"/>
          <table:table-cell table:number-columns-repeated="2" table:style-name="ce1"/>
          <table:table-cell table:style-name="ce2"/>
          <table:table-cell office:value-type="string" table:style-name="ce3">
            <text:p>szybkosc</text:p>
          </table:table-cell>
          <table:table-cell office:value-type="string" table:style-name="ce3">
            <text:p>wyglad</text:p>
          </table:table-cell>
          <table:table-cell office:value-type="string" table:style-name="ce3">
            <text:p>funkcjonalnosc</text:p>
          </table:table-cell>
          <table:table-cell office:value-type="string" table:style-name="ce3">
            <text:p>dodatki</text:p>
          </table:table-cell>
          <table:table-cell office:value-type="string" table:style-name="ce3">
            <text:p>bezpieczenstwo</text:p>
          </table:table-cell>
          <table:table-cell office:value-type="string" table:style-name="ce3">
            <text:p>waga</text:p>
          </table:table-cell>
          <table:table-cell office:value-type="string" table:style-name="ce1">
            <text:p>WSPwaga</text:p>
          </table:table-cell>
          <table:table-cell table:number-columns-repeated="16364"/>
        </table:table-row>
        <table:table-row table:style-name="ro2">
          <table:table-cell office:value-type="string" table:number-columns-spanned="1" table:number-rows-spanned="2" table:style-name="ce7">
            <text:p>lecimy wierszami</text:p>
          </table:table-cell>
          <table:table-cell office:value-type="string" table:style-name="ce2">
            <text:p>szybkosc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7" table:style-name="ce5">
            <text:p><text:s/>7,00<text:s/>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5" table:style-name="ce5">
            <text:p><text:s/>5,00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office:value-type="float" office:value="9" table:style-name="ce5">
            <text:p><text:s/>9,00<text:s/></text:p>
          </table:table-cell>
          <table:table-cell table:number-columns-repeated="4" table:style-name="ce1"/>
          <table:table-cell office:value-type="string" table:style-name="ce2">
            <text:p>szybkosc</text:p>
          </table:table-cell>
          <table:table-cell office:value-type="float" office:value="0.18335273573923166" table:formula="of:=[.C2]/[.C$8]" table:style-name="ce5">
            <text:p><text:s/>0,18<text:s/></text:p>
          </table:table-cell>
          <table:table-cell office:value-type="float" office:value="0.31065088757396447" table:formula="of:=[.D2]/[.D$8]" table:style-name="ce5">
            <text:p><text:s/>0,31<text:s/></text:p>
          </table:table-cell>
          <table:table-cell office:value-type="float" office:value="0.17796610169491525" table:formula="of:=[.E2]/[.E$8]" table:style-name="ce5">
            <text:p><text:s/>0,18<text:s/></text:p>
          </table:table-cell>
          <table:table-cell office:value-type="float" office:value="0.234375" table:formula="of:=[.F2]/[.F$8]" table:style-name="ce5">
            <text:p><text:s/>0,23<text:s/></text:p>
          </table:table-cell>
          <table:table-cell office:value-type="float" office:value="0.1640625" table:formula="of:=[.G2]/[.G$8]" table:style-name="ce5">
            <text:p><text:s/>0,16<text:s/></text:p>
          </table:table-cell>
          <table:table-cell office:value-type="float" office:value="0.26470588235294118" table:formula="of:=[.H2]/[.H$8]" table:style-name="ce5">
            <text:p><text:s/>0,26<text:s/></text:p>
          </table:table-cell>
          <table:table-cell office:value-type="float" office:value="0.22251885122684209" table:formula="of:=AVERAGE([.N2:.S2])" table:style-name="ce10">
            <text:p><text:s/>0,22<text:s/></text:p>
          </table:table-cell>
          <table:table-cell table:number-columns-repeated="16364"/>
        </table:table-row>
        <table:table-row table:style-name="ro2">
          <table:covered-table-cell/>
          <table:table-cell office:value-type="string" table:style-name="ce2">
            <text:p>wyglad</text:p>
          </table:table-cell>
          <table:table-cell office:value-type="float" office:value="0.14285714285714285" table:formula="of:=1/7" table:style-name="ce5">
            <text:p><text:s/>0,14<text:s/>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0.14285714285714285" table:formula="of:=1/7" table:style-name="ce5">
            <text:p><text:s/>0,14<text:s/></text:p>
          </table:table-cell>
          <table:table-cell office:value-type="float" office:value="3" table:style-name="ce5">
            <text:p><text:s/>3,00<text:s/></text:p>
          </table:table-cell>
          <table:table-cell office:value-type="float" office:value="0.14285714285714285" table:formula="of:=1/7" table:style-name="ce5">
            <text:p><text:s/>0,14<text:s/></text:p>
          </table:table-cell>
          <table:table-cell office:value-type="float" office:value="5" table:style-name="ce5">
            <text:p><text:s/>5,00<text:s/></text:p>
          </table:table-cell>
          <table:table-cell table:number-columns-repeated="4" table:style-name="ce1"/>
          <table:table-cell office:value-type="string" table:style-name="ce2">
            <text:p>wyglad</text:p>
          </table:table-cell>
          <table:table-cell office:value-type="float" office:value="2.6193247962747378E-2" table:formula="of:=[.C3]/[.C$8]" table:style-name="ce5">
            <text:p><text:s/>0,03<text:s/></text:p>
          </table:table-cell>
          <table:table-cell office:value-type="float" office:value="4.4378698224852069E-2" table:formula="of:=[.D3]/[.D$8]" table:style-name="ce5">
            <text:p><text:s/>0,04<text:s/></text:p>
          </table:table-cell>
          <table:table-cell office:value-type="float" office:value="2.542372881355932E-2" table:formula="of:=[.E3]/[.E$8]" table:style-name="ce5">
            <text:p><text:s/>0,03<text:s/></text:p>
          </table:table-cell>
          <table:table-cell office:value-type="float" office:value="0.140625" table:formula="of:=[.F3]/[.F$8]" table:style-name="ce5">
            <text:p><text:s/>0,14<text:s/></text:p>
          </table:table-cell>
          <table:table-cell office:value-type="float" office:value="7.03125E-2" table:formula="of:=[.G3]/[.G$8]" table:style-name="ce5">
            <text:p><text:s/>0,07<text:s/></text:p>
          </table:table-cell>
          <table:table-cell office:value-type="float" office:value="0.14705882352941177" table:formula="of:=[.H3]/[.H$8]" table:style-name="ce5">
            <text:p><text:s/>0,15<text:s/></text:p>
          </table:table-cell>
          <table:table-cell office:value-type="float" office:value="7.5665333088428433E-2" table:formula="of:=AVERAGE([.N3:.S3])" table:style-name="ce10">
            <text:p><text:s/>0,08<text:s/></text:p>
          </table:table-cell>
          <table:table-cell table:number-columns-repeated="16364"/>
        </table:table-row>
        <table:table-row table:style-name="ro2">
          <table:table-cell table:style-name="ce1"/>
          <table:table-cell office:value-type="string" table:style-name="ce2">
            <text:p>funkcjonalnosc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7" table:style-name="ce5">
            <text:p><text:s/>7,00<text:s/>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3" table:style-name="ce5">
            <text:p><text:s/>3,00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office:value-type="float" office:value="7" table:style-name="ce5">
            <text:p><text:s/>7,00<text:s/></text:p>
          </table:table-cell>
          <table:table-cell table:number-columns-repeated="4" table:style-name="ce1"/>
          <table:table-cell office:value-type="string" table:style-name="ce2">
            <text:p>funkcjonalnosc</text:p>
          </table:table-cell>
          <table:table-cell office:value-type="float" office:value="0.18335273573923166" table:formula="of:=[.C4]/[.C$8]" table:style-name="ce5">
            <text:p><text:s/>0,18<text:s/></text:p>
          </table:table-cell>
          <table:table-cell office:value-type="float" office:value="0.31065088757396447" table:formula="of:=[.D4]/[.D$8]" table:style-name="ce5">
            <text:p><text:s/>0,31<text:s/></text:p>
          </table:table-cell>
          <table:table-cell office:value-type="float" office:value="0.17796610169491525" table:formula="of:=[.E4]/[.E$8]" table:style-name="ce5">
            <text:p><text:s/>0,18<text:s/></text:p>
          </table:table-cell>
          <table:table-cell office:value-type="float" office:value="0.140625" table:formula="of:=[.F4]/[.F$8]" table:style-name="ce5">
            <text:p><text:s/>0,14<text:s/></text:p>
          </table:table-cell>
          <table:table-cell office:value-type="float" office:value="0.1640625" table:formula="of:=[.G4]/[.G$8]" table:style-name="ce5">
            <text:p><text:s/>0,16<text:s/></text:p>
          </table:table-cell>
          <table:table-cell office:value-type="float" office:value="0.20588235294117646" table:formula="of:=[.H4]/[.H$8]" table:style-name="ce5">
            <text:p><text:s/>0,21<text:s/></text:p>
          </table:table-cell>
          <table:table-cell office:value-type="float" office:value="0.19708992965821462" table:formula="of:=AVERAGE([.N4:.S4])" table:style-name="ce10">
            <text:p><text:s/>0,20<text:s/></text:p>
          </table:table-cell>
          <table:table-cell table:number-columns-repeated="16364"/>
        </table:table-row>
        <table:table-row table:style-name="ro2">
          <table:table-cell table:style-name="ce1"/>
          <table:table-cell office:value-type="string" table:style-name="ce2">
            <text:p>dodatki</text:p>
          </table:table-cell>
          <table:table-cell office:value-type="float" office:value="0.2" table:formula="of:=1/5" table:style-name="ce5">
            <text:p><text:s/>0,20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0.1111111111111111" table:formula="of:=1/9" table:style-name="ce5">
            <text:p><text:s/>0,11<text:s/></text:p>
          </table:table-cell>
          <table:table-cell office:value-type="float" office:value="3" table:formula="of:=3" table:style-name="ce5">
            <text:p><text:s/>3,00<text:s/></text:p>
          </table:table-cell>
          <table:table-cell table:number-columns-repeated="4" table:style-name="ce1"/>
          <table:table-cell office:value-type="string" table:style-name="ce2">
            <text:p>dodatki</text:p>
          </table:table-cell>
          <table:table-cell office:value-type="float" office:value="3.6670547147846337E-2" table:formula="of:=[.C5]/[.C$8]" table:style-name="ce5">
            <text:p><text:s/>0,04<text:s/></text:p>
          </table:table-cell>
          <table:table-cell office:value-type="float" office:value="1.4792899408284021E-2" table:formula="of:=[.D5]/[.D$8]" table:style-name="ce5">
            <text:p><text:s/>0,01<text:s/></text:p>
          </table:table-cell>
          <table:table-cell office:value-type="float" office:value="5.9322033898305079E-2" table:formula="of:=[.E5]/[.E$8]" table:style-name="ce5">
            <text:p><text:s/>0,06<text:s/></text:p>
          </table:table-cell>
          <table:table-cell office:value-type="float" office:value="4.6875E-2" table:formula="of:=[.F5]/[.F$8]" table:style-name="ce5">
            <text:p><text:s/>0,05<text:s/></text:p>
          </table:table-cell>
          <table:table-cell office:value-type="float" office:value="5.46875E-2" table:formula="of:=[.G5]/[.G$8]" table:style-name="ce5">
            <text:p><text:s/>0,05<text:s/></text:p>
          </table:table-cell>
          <table:table-cell office:value-type="float" office:value="8.8235294117647065E-2" table:formula="of:=[.H5]/[.H$8]" table:style-name="ce5">
            <text:p><text:s/>0,09<text:s/></text:p>
          </table:table-cell>
          <table:table-cell office:value-type="float" office:value="5.009721242868042E-2" table:formula="of:=AVERAGE([.N5:.S5])" table:style-name="ce10">
            <text:p><text:s/>0,05<text:s/></text:p>
          </table:table-cell>
          <table:table-cell table:number-columns-repeated="16364"/>
        </table:table-row>
        <table:table-row table:style-name="ro2">
          <table:table-cell table:style-name="ce1"/>
          <table:table-cell office:value-type="string" table:style-name="ce2">
            <text:p>bezpieczenstwo</text:p>
          </table:table-cell>
          <table:table-cell office:value-type="float" office:value="3" table:formula="of:=3" table:style-name="ce5">
            <text:p><text:s/>3,00<text:s/></text:p>
          </table:table-cell>
          <table:table-cell office:value-type="float" office:value="7" table:style-name="ce5">
            <text:p><text:s/>7,00<text:s/></text:p>
          </table:table-cell>
          <table:table-cell office:value-type="float" office:value="3" table:style-name="ce5">
            <text:p><text:s/>3,00<text:s/></text:p>
          </table:table-cell>
          <table:table-cell office:value-type="float" office:value="9" table:style-name="ce5">
            <text:p><text:s/>9,00<text:s/>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9" table:style-name="ce5">
            <text:p><text:s/>9,00<text:s/></text:p>
          </table:table-cell>
          <table:table-cell table:number-columns-repeated="4" table:style-name="ce1"/>
          <table:table-cell office:value-type="string" table:style-name="ce2">
            <text:p>bezpieczenstwo</text:p>
          </table:table-cell>
          <table:table-cell office:value-type="float" office:value="0.55005820721769494" table:formula="of:=[.C6]/[.C$8]" table:style-name="ce5">
            <text:p><text:s/>0,55<text:s/></text:p>
          </table:table-cell>
          <table:table-cell office:value-type="float" office:value="0.31065088757396447" table:formula="of:=[.D6]/[.D$8]" table:style-name="ce5">
            <text:p><text:s/>0,31<text:s/></text:p>
          </table:table-cell>
          <table:table-cell office:value-type="float" office:value="0.53389830508474567" table:formula="of:=[.E6]/[.E$8]" table:style-name="ce5">
            <text:p><text:s/>0,53<text:s/></text:p>
          </table:table-cell>
          <table:table-cell office:value-type="float" office:value="0.421875" table:formula="of:=[.F6]/[.F$8]" table:style-name="ce5">
            <text:p><text:s/>0,42<text:s/></text:p>
          </table:table-cell>
          <table:table-cell office:value-type="float" office:value="0.4921875" table:formula="of:=[.G6]/[.G$8]" table:style-name="ce5">
            <text:p><text:s/>0,49<text:s/></text:p>
          </table:table-cell>
          <table:table-cell office:value-type="float" office:value="0.26470588235294118" table:formula="of:=[.H6]/[.H$8]" table:style-name="ce5">
            <text:p><text:s/>0,26<text:s/></text:p>
          </table:table-cell>
          <table:table-cell office:value-type="float" office:value="0.42889596370489103" table:formula="of:=AVERAGE([.N6:.S6])" table:style-name="ce10">
            <text:p><text:s/>0,43<text:s/></text:p>
          </table:table-cell>
          <table:table-cell table:number-columns-repeated="16364"/>
        </table:table-row>
        <table:table-row table:style-name="ro3">
          <table:table-cell table:style-name="ce1"/>
          <table:table-cell office:value-type="string" table:style-name="ce2">
            <text:p>waga</text:p>
          </table:table-cell>
          <table:table-cell office:value-type="float" office:value="0.1111111111111111" table:formula="of:=1/9" table:style-name="ce5">
            <text:p><text:s/>0,11<text:s/></text:p>
          </table:table-cell>
          <table:table-cell office:value-type="float" office:value="0.2" table:formula="of:=1/5" table:style-name="ce5">
            <text:p><text:s/>0,20<text:s/></text:p>
          </table:table-cell>
          <table:table-cell office:value-type="float" office:value="0.14285714285714285" table:style-name="ce5">
            <text:p><text:s/>0,14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office:value-type="float" office:value="0.1111111111111111" table:formula="of:=1/9" table:style-name="ce5">
            <text:p><text:s/>0,11<text:s/></text:p>
          </table:table-cell>
          <table:table-cell office:value-type="float" office:value="1" table:style-name="ce5">
            <text:p><text:s/>1,00<text:s/></text:p>
          </table:table-cell>
          <table:table-cell table:number-columns-repeated="4" table:style-name="ce1"/>
          <table:table-cell office:value-type="string" table:style-name="ce2">
            <text:p>waga</text:p>
          </table:table-cell>
          <table:table-cell office:value-type="float" office:value="2.0372526193247961E-2" table:formula="of:=[.C7]/[.C$8]" table:style-name="ce5">
            <text:p><text:s/>0,02<text:s/></text:p>
          </table:table-cell>
          <table:table-cell office:value-type="float" office:value="8.8757396449704144E-3" table:formula="of:=[.D7]/[.D$8]" table:style-name="ce5">
            <text:p><text:s/>0,01<text:s/></text:p>
          </table:table-cell>
          <table:table-cell office:value-type="float" office:value="2.542372881355932E-2" table:formula="of:=[.E7]/[.E$8]" table:style-name="ce5">
            <text:p><text:s/>0,03<text:s/></text:p>
          </table:table-cell>
          <table:table-cell office:value-type="float" office:value="1.5625E-2" table:formula="of:=[.F7]/[.F$8]" table:style-name="ce5">
            <text:p><text:s/>0,02<text:s/></text:p>
          </table:table-cell>
          <table:table-cell office:value-type="float" office:value="5.46875E-2" table:formula="of:=[.G7]/[.G$8]" table:style-name="ce5">
            <text:p><text:s/>0,05<text:s/></text:p>
          </table:table-cell>
          <table:table-cell office:value-type="float" office:value="2.9411764705882353E-2" table:formula="of:=[.H7]/[.H$8]" table:style-name="ce5">
            <text:p><text:s/>0,03<text:s/></text:p>
          </table:table-cell>
          <table:table-cell office:value-type="float" office:value="2.573270989294334E-2" table:formula="of:=AVERAGE([.N7:.S7])" table:style-name="ce10">
            <text:p><text:s/>0,03<text:s/></text:p>
          </table:table-cell>
          <table:table-cell table:number-columns-repeated="16364"/>
        </table:table-row>
        <table:table-row table:style-name="ro4">
          <table:table-cell table:style-name="ce1"/>
          <table:table-cell office:value-type="string" table:style-name="ce8">
            <text:p>Suma</text:p>
          </table:table-cell>
          <table:table-cell office:value-type="float" office:value="5.4539682539682541" table:formula="of:=SUM([.C2:.C7])" table:style-name="ce9">
            <text:p><text:s/>5,45<text:s/></text:p>
          </table:table-cell>
          <table:table-cell office:value-type="float" office:value="22.533333333333335" table:formula="of:=SUM([.D2:.D7])" table:style-name="ce9">
            <text:p><text:s/>22,53<text:s/></text:p>
          </table:table-cell>
          <table:table-cell office:value-type="float" office:value="5.6190476190476195" table:formula="of:=SUM([.E2:.E7])" table:style-name="ce9">
            <text:p><text:s/>5,62<text:s/></text:p>
          </table:table-cell>
          <table:table-cell office:value-type="float" office:value="21.333333333333332" table:formula="of:=SUM([.F2:.F7])" table:style-name="ce9">
            <text:p><text:s/>21,33<text:s/></text:p>
          </table:table-cell>
          <table:table-cell office:value-type="float" office:value="2.0317460317460316" table:formula="of:=SUM([.G2:.G7])" table:style-name="ce9">
            <text:p><text:s/>2,03<text:s/></text:p>
          </table:table-cell>
          <table:table-cell office:value-type="float" office:value="34" table:formula="of:=SUM([.H2:.H7])" table:style-name="ce9">
            <text:p><text:s/>34,00<text:s/></text:p>
          </table:table-cell>
          <table:table-cell table:number-columns-repeated="4" table:style-name="ce1"/>
          <table:table-cell office:value-type="string" table:style-name="ce11">
            <text:p>Suma</text:p>
          </table:table-cell>
          <table:table-cell office:value-type="float" office:value="0.99999999999999989" table:formula="of:=SUM([.N2:.N7])" table:style-name="ce12">
            <text:p><text:s/>1,00<text:s/></text:p>
          </table:table-cell>
          <table:table-cell office:value-type="float" office:value="0.99999999999999989" table:formula="of:=SUM([.O2:.O7])" table:style-name="ce12">
            <text:p><text:s/>1,00<text:s/></text:p>
          </table:table-cell>
          <table:table-cell office:value-type="float" office:value="0.99999999999999989" table:formula="of:=SUM([.P2:.P7])" table:style-name="ce12">
            <text:p><text:s/>1,00<text:s/></text:p>
          </table:table-cell>
          <table:table-cell office:value-type="float" office:value="1" table:formula="of:=SUM([.Q2:.Q7])" table:style-name="ce12">
            <text:p><text:s/>1,00<text:s/></text:p>
          </table:table-cell>
          <table:table-cell office:value-type="float" office:value="1" table:formula="of:=SUM([.R2:.R7])" table:style-name="ce12">
            <text:p><text:s/>1,00<text:s/></text:p>
          </table:table-cell>
          <table:table-cell office:value-type="float" office:value="1" table:formula="of:=SUM([.S2:.S7])" table:style-name="ce12">
            <text:p><text:s/>1,00<text:s/></text:p>
          </table:table-cell>
          <table:table-cell office:value-type="float" office:value="0.99999999999999978" table:formula="of:=SUM([.T2:.T7])" table:style-name="ce12">
            <text:p><text:s/>1,00<text:s/></text:p>
          </table:table-cell>
          <table:table-cell table:number-columns-repeated="16364"/>
        </table:table-row>
        <table:table-row table:style-name="ro3">
          <table:table-cell table:number-columns-repeated="16384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13">
            <text:p>kryterium szybkosc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13">
            <text:p>kryterium bezpieczenstwo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20">
            <text:p>kryterium wygla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0">
            <text:p>kryterium wyglad</text:p>
          </table:table-cell>
          <table:covered-table-cell table:number-columns-repeated="2"/>
          <table:table-cell table:number-columns-repeated="16363" table:style-name="ce1"/>
        </table:table-row>
        <table:table-row table:style-name="ro5">
          <table:table-cell/>
          <table:table-cell office:value-type="string" table:style-name="ce2">
            <text:p><text:s/></text:p>
          </table:table-cell>
          <table:table-cell office:value-type="string" table:style-name="ce3">
            <text:p>start</text:p>
          </table:table-cell>
          <table:table-cell office:value-type="string" table:style-name="ce3">
            <text:p>ladowanie</text:p>
          </table:table-cell>
          <table:table-cell table:style-name="ce1"/>
          <table:table-cell office:value-type="string" table:style-name="ce2">
            <text:p><text:s/></text:p>
          </table:table-cell>
          <table:table-cell office:value-type="string" table:style-name="ce3">
            <text:p>prywatnosc</text:p>
          </table:table-cell>
          <table:table-cell office:value-type="string" table:style-name="ce3">
            <text:p>ochrona</text:p>
          </table:table-cell>
          <table:table-cell table:number-columns-repeated="5" table:style-name="ce1"/>
          <table:table-cell office:value-type="string" table:style-name="ce15">
            <text:p><text:s/></text:p>
          </table:table-cell>
          <table:table-cell office:value-type="string" table:style-name="ce16">
            <text:p>minimalizm</text:p>
          </table:table-cell>
          <table:table-cell office:value-type="string" table:style-name="ce16">
            <text:p>personalizacja</text:p>
          </table:table-cell>
          <table:table-cell office:value-type="string" table:style-name="ce17">
            <text:p>przejrzystosc</text:p>
          </table:table-cell>
          <table:table-cell table:style-name="ce1"/>
          <table:table-cell office:value-type="string" table:style-name="ce15">
            <text:p><text:s/></text:p>
          </table:table-cell>
          <table:table-cell office:value-type="string" table:style-name="ce16">
            <text:p>minimalizm</text:p>
          </table:table-cell>
          <table:table-cell office:value-type="string" table:style-name="ce16">
            <text:p>personalizacja</text:p>
          </table:table-cell>
          <table:table-cell office:value-type="string" table:style-name="ce17">
            <text:p>przejrzystosc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2">
            <text:p>szybkosc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table:style-name="ce1"/>
          <table:table-cell office:value-type="string" table:style-name="ce2">
            <text:p>prywatnosc</text:p>
          </table:table-cell>
          <table:table-cell office:value-type="float" office:value="1" table:style-name="ce5">
            <text:p><text:s/>1,00<text:s/></text:p>
          </table:table-cell>
          <table:table-cell office:value-type="float" office:value="0.33333333333333331" table:formula="of:=1/3" table:style-name="ce5">
            <text:p><text:s/>0,33<text:s/></text:p>
          </table:table-cell>
          <table:table-cell table:number-columns-repeated="5" table:style-name="ce1"/>
          <table:table-cell office:value-type="string" table:style-name="ce15">
            <text:p>minimalizm</text:p>
          </table:table-cell>
          <table:table-cell table:number-columns-repeated="2" table:style-name="ce18"/>
          <table:table-cell table:style-name="ce15"/>
          <table:table-cell table:style-name="ce1"/>
          <table:table-cell office:value-type="string" table:style-name="ce15">
            <text:p>minimalizm</text:p>
          </table:table-cell>
          <table:table-cell table:number-columns-repeated="2" table:style-name="ce18"/>
          <table:table-cell table:style-name="ce15"/>
          <table:table-cell table:number-columns-repeated="16362"/>
        </table:table-row>
        <table:table-row table:style-name="ro3">
          <table:table-cell/>
          <table:table-cell office:value-type="string" table:style-name="ce2">
            <text:p>wyglad</text:p>
          </table:table-cell>
          <table:table-cell office:value-type="float" office:value="3" table:style-name="ce5">
            <text:p><text:s/>3,00<text:s/></text:p>
          </table:table-cell>
          <table:table-cell office:value-type="float" office:value="1" table:style-name="ce5">
            <text:p><text:s/>1,00<text:s/></text:p>
          </table:table-cell>
          <table:table-cell table:style-name="ce1"/>
          <table:table-cell office:value-type="string" table:style-name="ce2">
            <text:p>ochrona</text:p>
          </table:table-cell>
          <table:table-cell office:value-type="float" office:value="3" table:formula="of:=3" table:style-name="ce6">
            <text:p>3<text:s text:c="4"/></text:p>
          </table:table-cell>
          <table:table-cell office:value-type="float" office:value="1" table:style-name="ce5">
            <text:p><text:s/>1,00<text:s/></text:p>
          </table:table-cell>
          <table:table-cell table:number-columns-repeated="5" table:style-name="ce1"/>
          <table:table-cell office:value-type="string" table:style-name="ce15">
            <text:p>personalizacja</text:p>
          </table:table-cell>
          <table:table-cell table:number-columns-repeated="2" table:style-name="ce18"/>
          <table:table-cell table:style-name="ce15"/>
          <table:table-cell table:style-name="ce1"/>
          <table:table-cell office:value-type="string" table:style-name="ce15">
            <text:p>personalizacja</text:p>
          </table:table-cell>
          <table:table-cell table:number-columns-repeated="2" table:style-name="ce18"/>
          <table:table-cell table:style-name="ce15"/>
          <table:table-cell table:number-columns-repeated="16362"/>
        </table:table-row>
        <table:table-row table:style-name="ro4">
          <table:table-cell/>
          <table:table-cell office:value-type="string" table:style-name="ce8">
            <text:p>suma</text:p>
          </table:table-cell>
          <table:table-cell office:value-type="float" office:value="4" table:formula="of:=SUM([.C20:.C21])" table:style-name="ce9">
            <text:p><text:s/>4,00<text:s/></text:p>
          </table:table-cell>
          <table:table-cell office:value-type="float" office:value="1.3333333333333333" table:formula="of:=SUM([.D20:.D21])" table:style-name="ce9">
            <text:p><text:s/>1,33<text:s/></text:p>
          </table:table-cell>
          <table:table-cell table:style-name="ce1"/>
          <table:table-cell office:value-type="string" table:style-name="ce8">
            <text:p>suma</text:p>
          </table:table-cell>
          <table:table-cell office:value-type="float" office:value="4" table:formula="of:=SUM([.G20:.G21])" table:style-name="ce9">
            <text:p><text:s/>4,00<text:s/></text:p>
          </table:table-cell>
          <table:table-cell office:value-type="float" office:value="1.3333333333333333" table:formula="of:=SUM([.H20:.H21])" table:style-name="ce9">
            <text:p><text:s/>1,33<text:s/></text:p>
          </table:table-cell>
          <table:table-cell table:number-columns-repeated="5" table:style-name="ce1"/>
          <table:table-cell office:value-type="string" table:style-name="ce19">
            <text:p>przejrzystosc</text:p>
          </table:table-cell>
          <table:table-cell table:number-columns-repeated="3" table:style-name="ce15"/>
          <table:table-cell table:style-name="ce1"/>
          <table:table-cell office:value-type="string" table:style-name="ce19">
            <text:p>przejrzystosc</text:p>
          </table:table-cell>
          <table:table-cell table:number-columns-repeated="3" table:style-name="ce15"/>
          <table:table-cell table:number-columns-repeated="16362"/>
        </table:table-row>
        <table:table-row table:style-name="ro4">
          <table:table-cell/>
          <table:table-cell table:number-columns-repeated="12" table:style-name="ce1"/>
          <table:table-cell office:value-type="string" table:style-name="ce8">
            <text:p>suma</text:p>
          </table:table-cell>
          <table:table-cell office:value-type="float" office:value="0" table:formula="of:=SUM([.O20:.O22])" table:style-name="ce9">
            <text:p><text:s/>-<text:s text:c="3"/></text:p>
          </table:table-cell>
          <table:table-cell office:value-type="float" office:value="0" table:formula="of:=SUM([.P20:.P22])" table:style-name="ce9">
            <text:p><text:s/>-<text:s text:c="3"/></text:p>
          </table:table-cell>
          <table:table-cell office:value-type="float" office:value="0" table:formula="of:=SUM([.Q20:.Q22])" table:style-name="ce9">
            <text:p><text:s/>-<text:s text:c="3"/></text:p>
          </table:table-cell>
          <table:table-cell table:style-name="ce1"/>
          <table:table-cell office:value-type="string" table:style-name="ce8">
            <text:p>suma</text:p>
          </table:table-cell>
          <table:table-cell office:value-type="float" office:value="0" table:formula="of:=SUM([.T20:.T22])" table:style-name="ce9">
            <text:p><text:s/>-<text:s text:c="3"/></text:p>
          </table:table-cell>
          <table:table-cell office:value-type="float" office:value="0" table:formula="of:=SUM([.U20:.U22])" table:style-name="ce9">
            <text:p><text:s/>-<text:s text:c="3"/></text:p>
          </table:table-cell>
          <table:table-cell office:value-type="float" office:value="0" table:formula="of:=SUM([.V20:.V22])" table:style-name="ce9">
            <text:p><text:s/>-<text:s text:c="3"/></text:p>
          </table:table-cell>
          <table:table-cell table:number-columns-repeated="16362"/>
        </table:table-row>
        <table:table-row table:style-name="ro3">
          <table:table-cell/>
          <table:table-cell office:value-type="string" table:number-columns-spanned="3" table:number-rows-spanned="1" table:style-name="ce13">
            <text:p>kryterium szybkosc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3">
            <text:p>kryterium bezpieczenstwo</text:p>
          </table:table-cell>
          <table:covered-table-cell table:number-columns-repeated="2"/>
          <table:table-cell table:number-columns-repeated="16376" table:style-name="ce1"/>
        </table:table-row>
        <table:table-row table:style-name="ro6">
          <table:table-cell/>
          <table:table-cell office:value-type="string" table:style-name="ce2">
            <text:p><text:s/></text:p>
          </table:table-cell>
          <table:table-cell office:value-type="string" table:style-name="ce3">
            <text:p>start</text:p>
          </table:table-cell>
          <table:table-cell office:value-type="string" table:style-name="ce3">
            <text:p>ladowanie</text:p>
          </table:table-cell>
          <table:table-cell office:value-type="string" table:style-name="ce1">
            <text:p>wspwagi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prywatnosc</text:p>
          </table:table-cell>
          <table:table-cell office:value-type="string" table:style-name="ce3">
            <text:p>ochrona</text:p>
          </table:table-cell>
          <table:table-cell office:value-type="string" table:style-name="ce1">
            <text:p>wspwagi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2">
            <text:p>szybkosc</text:p>
          </table:table-cell>
          <table:table-cell office:value-type="float" office:value="0.25" table:formula="of:=[.C20]/[.C$22]" table:style-name="ce5">
            <text:p><text:s/>0,25<text:s/></text:p>
          </table:table-cell>
          <table:table-cell office:value-type="float" office:value="0.25" table:formula="of:=[.D20]/[.D$22]" table:style-name="ce5">
            <text:p><text:s/>0,25<text:s/></text:p>
          </table:table-cell>
          <table:table-cell office:value-type="float" office:value="0.25" table:formula="of:=AVERAGE([.C26:.D26])" table:style-name="ce21">
            <text:p><text:s/>0,25<text:s/></text:p>
          </table:table-cell>
          <table:table-cell office:value-type="string" table:style-name="ce2">
            <text:p>prywatnosc</text:p>
          </table:table-cell>
          <table:table-cell office:value-type="float" office:value="0.25" table:formula="of:=[.G20]/[.G$22]" table:style-name="ce5">
            <text:p><text:s/>0,25<text:s/></text:p>
          </table:table-cell>
          <table:table-cell office:value-type="float" office:value="0.25" table:formula="of:=[.H20]/[.H$22]" table:style-name="ce5">
            <text:p><text:s/>0,25<text:s/></text:p>
          </table:table-cell>
          <table:table-cell office:value-type="float" office:value="0.25" table:formula="of:=AVERAGE([.G26:.H26])" table:style-name="ce21">
            <text:p><text:s/>0,25<text:s/>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2">
            <text:p>wyglad</text:p>
          </table:table-cell>
          <table:table-cell office:value-type="float" office:value="0.75" table:formula="of:=[.C21]/[.C$22]" table:style-name="ce5">
            <text:p><text:s/>0,75<text:s/></text:p>
          </table:table-cell>
          <table:table-cell office:value-type="float" office:value="0.75" table:formula="of:=[.D21]/[.D$22]" table:style-name="ce5">
            <text:p><text:s/>0,75<text:s/></text:p>
          </table:table-cell>
          <table:table-cell office:value-type="float" office:value="0.75" table:formula="of:=AVERAGE([.C27:.D27])" table:style-name="ce21">
            <text:p><text:s/>0,75<text:s/></text:p>
          </table:table-cell>
          <table:table-cell office:value-type="string" table:style-name="ce2">
            <text:p>ochrona</text:p>
          </table:table-cell>
          <table:table-cell office:value-type="float" office:value="0.75" table:formula="of:=[.G21]/[.G$22]" table:style-name="ce5">
            <text:p><text:s/>0,75<text:s/></text:p>
          </table:table-cell>
          <table:table-cell office:value-type="float" office:value="0.75" table:formula="of:=[.H21]/[.H$22]" table:style-name="ce5">
            <text:p><text:s/>0,75<text:s/></text:p>
          </table:table-cell>
          <table:table-cell office:value-type="float" office:value="0.75" table:formula="of:=AVERAGE([.G27:.H27])" table:style-name="ce21">
            <text:p><text:s/>0,75<text:s/>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8">
            <text:p>suma</text:p>
          </table:table-cell>
          <table:table-cell office:value-type="float" office:value="1" table:formula="of:=SUM([.C26:.C27])" table:style-name="ce9">
            <text:p><text:s/>1,00<text:s/></text:p>
          </table:table-cell>
          <table:table-cell office:value-type="float" office:value="1" table:formula="of:=SUM([.D26:.D27])" table:style-name="ce9">
            <text:p><text:s/>1,00<text:s/></text:p>
          </table:table-cell>
          <table:table-cell office:value-type="float" office:value="1" table:formula="of:=AVERAGE([.C28:.D28])" table:style-name="ce21">
            <text:p><text:s/>1,00<text:s/></text:p>
          </table:table-cell>
          <table:table-cell office:value-type="string" table:style-name="ce8">
            <text:p>suma</text:p>
          </table:table-cell>
          <table:table-cell office:value-type="float" office:value="1" table:formula="of:=SUM([.G26:.G27])" table:style-name="ce9">
            <text:p><text:s/>1,00<text:s/></text:p>
          </table:table-cell>
          <table:table-cell office:value-type="float" office:value="1" table:formula="of:=SUM([.H26:.H27])" table:style-name="ce9">
            <text:p><text:s/>1,00<text:s/></text:p>
          </table:table-cell>
          <table:table-cell office:value-type="float" office:value="1" table:formula="of:=AVERAGE([.G28:.H28])" table:style-name="ce21">
            <text:p><text:s/>1,00<text:s/></text:p>
          </table:table-cell>
          <table:table-cell table:number-columns-repeated="16375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Dziesi_281_tny" style:display-name="Dziesiętny" style:family="table-cell" style:data-style-name="N35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ny" style:family="table-cel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tryk Kaniewski</meta:initial-creator>
    <dc:creator>Student</dc:creator>
    <meta:creation-date>2019-11-28T13:57:16Z</meta:creation-date>
    <dc:date>2019-11-28T13:36:54Z</dc:date>
    <meta:editing-cycles>3</meta:editing-cycles>
    <meta:editing-duration>PT373S</meta:editing-duration>
  </office:meta>
</office:document-meta>
</file>